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Shalom Bhooshi</text:p>
      <text:p text:style-name="Author"><text:span text:style-name="T13">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17">Oct</text:span><text:span text:style-name="T18"> </text:span><text:span text:style-name="T19">2015</text:span><text:span text:style-name="T20"> </text:span><text:span text:style-name="T21">-</text:span><text:span text:style-name="T22"> </text:span><text:span text:style-name="T23">Present</text:span> • <text:a xlink:type="simple" xlink:href="https://boxdice.com.au" office:name=""><text:span text:style-name="Definition"><text:span text:style-name="T24">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25">Senior</text:span><text:span text:style-name="T26"> </text:span><text:span text:style-name="T27">Systems</text:span><text:span text:style-name="T28"> </text:span><text:span text:style-name="T29">Engineer,</text:span><text:span text:style-name="T30"> </text:span><text:span text:style-name="T31">Site</text:span><text:span text:style-name="T32"> </text:span><text:span text:style-name="T33">Reliability</text:span><text:span text:style-name="T34"> </text:span><text:span text:style-name="T35">Engineering</text:span></text:p>
      <text:p text:style-name="Text_20_body"><text:span text:style-name="T36">Skills</text:span><text:span text:style-name="T37"> </text:span><text:span text:style-name="T38">:</text:span> Amazon ec2/AWS, XenServer/Xen, KVM, Docker • Debian/CentOS Linux • nginx, CloudFlare, CloudFront • MySQL/MariaDB, Postgresql, ElasticSearch, RabbitMQ, Redis • git, Github, Jenkins • Ansible, Bash, Ruby • CloudWatch, Icinga • JIRA, Kanban, Mentoring</text:p>
      <text:list text:style-name="L1">
        <text:list-item>
          <text:p text:style-name="P1">Lead systems engineer managing site reliability engineering; systems analysis, design and development, improving platform availability and operating procedures, SysOps.</text:p>
        </text:list-item>
        <text:list-item>
          <text:p text:style-name="P1">Delivering on projects to modernize infrastructure, lift-and-shift platform services to public cloud (AWS), improving utilization, efficiency, security and TechOps.</text:p>
        </text:list-item>
        <text:list-item>
          <text:p text:style-name="P1">Working in cross-functional contexts with Quality Engineering and Operations; improving CI/CD processes, communications, testing, DevOps.</text:p>
        </text:list-item>
        <text:list-item>
          <text:p text:style-name="P1">Involved in defining and project managing systems strategy, participating in executive committee decision making, cost management, hiring, mentoring.</text:p>
        </text:list-item>
      </text:list>
      <text:p text:style-name="First_20_paragraph"><text:span text:style-name="T39">Jul</text:span><text:span text:style-name="T40"> </text:span><text:span text:style-name="T41">2010</text:span><text:span text:style-name="T42"> </text:span><text:span text:style-name="T43">-</text:span><text:span text:style-name="T44"> </text:span><text:span text:style-name="T45">Aug</text:span><text:span text:style-name="T46"> </text:span><text:span text:style-name="T47">2015</text:span> • <text:a xlink:type="simple" xlink:href="https://www.citrix.com/" office:name=""><text:span text:style-name="Definition"><text:span text:style-name="T48">Citrix</text:span><text:span text:style-name="T49"> </text:span><text:span text:style-name="T50">Systems</text:span><text:span text:style-name="T51"> </text:span><text:span text:style-name="T52">UK</text:span><text:span text:style-name="T53"> </text:span><text:span text:style-name="T54">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55">Senior</text:span><text:span text:style-name="T56"> </text:span><text:span text:style-name="T57">Software</text:span><text:span text:style-name="T58"> </text:span><text:span text:style-name="T59">Test</text:span><text:span text:style-name="T60"> </text:span><text:span text:style-name="T61">Engineer,</text:span><text:span text:style-name="T62"> </text:span><text:span text:style-name="T63">Engineering</text:span><text:span text:style-name="T64"> </text:span><text:span text:style-name="T65">Productivity</text:span>, <text:a xlink:type="simple" xlink:href="https://www.citrix.com/products/xenapp-xendesktop/" office:name=""><text:span text:style-name="Definition">Enterprise Desktop and Apps</text:span></text:a>.</text:p>
      <text:p text:style-name="Text_20_body"><text:span text:style-name="T66">Skills</text:span><text:span text:style-name="T67"> </text:span><text:span text:style-name="T68">:</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list text:style-name="L2">
        <text:list-item>
          <text:p text:style-name="P2">Systems Architect/DevOps Engineer of a self-service private IaaS cloud (based on <text:a xlink:type="simple" xlink:href="https://cloudstack.apache.org/" office:name=""><text:span text:style-name="Definition">Apache CloudStack</text:span></text:a>/<text:a xlink:type="simple" xlink:href="https://www.citrix.com/products/xenserver/" office:name=""><text:span text:style-name="Definition">XenServer</text:span></text:a>) to enable dev/test ad-hoc and continous-testing strategy of 65+ internal teams.</text:p>
        </text:list-item>
        <text:list-item>
          <text:p text:style-name="P2">Building DevOps practices to manage cloud offerings for infrastructure and test; automating provisioning of compute/storage/networking, bare-metal/virtual OS installs, application and test profiles.</text:p>
        </text:list-item>
        <text:list-item>
          <text:p text:style-name="P2">Solving and automating virtual disk image creation and cataloguing strategies for 800+ Windows (Desktop, Server, SQL) and Enterprise Linux (SuSe, RHEL, Ubuntu) OS combinations for cloud (CloudStack, Azure) and traditional virtualization (XenServer, ESX, Hyper-V).</text:p>
        </text:list-item>
        <text:list-item>
          <text:p text:style-name="P2">Member of the core automation team with remit to develop and support the test automation framework and library code that underpins QA strategies of the <text:a xlink:type="simple" xlink:href="https://www.citrix.com/solutions/desktop-virtualization/overview.html" office:name=""><text:span text:style-name="Definition">Citrix Desktop and App virtualization</text:span></text:a> suites. Lead developer for the Perl component to support testing Linux and Mac end-points.</text:p>
        </text:list-item>
        <text:list-item>
          <text:p text:style-name="P2">Other activities included technical support, triage and troubleshooting of, often complex, full-stack issues; refining agile practices for code and infrastructure evolution, setting up the infrastructure for customer demos/<text:a xlink:type="simple" xlink:href="http://www.citrixsummit.com/" office:name=""><text:span text:style-name="Definition">Citrix Summit</text:span></text:a>, hardware procurement and maintenance, technical training, etc.</text:p>
        </text:list-item>
      </text:list>
      <text:p text:style-name="First_20_paragraph"><text:span text:style-name="T69">May</text:span><text:span text:style-name="T70"> </text:span><text:span text:style-name="T71">2007</text:span><text:span text:style-name="T72"> </text:span><text:span text:style-name="T73">-</text:span><text:span text:style-name="T74"> </text:span><text:span text:style-name="T75">Dec</text:span><text:span text:style-name="T76"> </text:span><text:span text:style-name="T77">2007</text:span> • <text:span text:style-name="T78">Crystal</text:span><text:span text:style-name="T79"> </text:span><text:span text:style-name="T80">Amusements</text:span><text:span text:style-name="T81"> </text:span><text:span text:style-name="T82">Ltd</text:span> • Leicester Square, London, United Kingdom</text:p>
      <text:p text:style-name="Text_20_body"><text:span text:style-name="T83">Systems</text:span><text:span text:style-name="T84"> </text:span><text:span text:style-name="T85">Administrator/Support</text:span><text:span text:style-name="T86"> </text:span><text:span text:style-name="T87">Engineer</text:span></text:p>
      <text:p text:style-name="Text_20_body"><text:span text:style-name="T88">Skills</text:span><text:span text:style-name="T89"> </text:span><text:span text:style-name="T90">:</text:span> Hardware/Software Administration and Troubleshooting, Staging and Rollouts, Network Administration - NetGear Switching, DHCP/DNS, Caching Proxies, Windows XP/2003, Linux, Norton Ghost, Customer Support.</text:p>
      <text:list text:style-name="L3">
        <text:list-item>
          <text:p text:style-name="P3">Responsible for the technical operations of 90+ internet/games kiosks, printing solutions.</text:p>
        </text:list-item>
      </text:list>
      <text:p text:style-name="First_20_paragraph"><text:span text:style-name="T91">Jan</text:span><text:span text:style-name="T92"> </text:span><text:span text:style-name="T93">2007</text:span><text:span text:style-name="T94"> </text:span><text:span text:style-name="T95">-</text:span><text:span text:style-name="T96"> </text:span><text:span text:style-name="T97">May</text:span><text:span text:style-name="T98"> </text:span><text:span text:style-name="T99">2007</text:span> • <text:a xlink:type="simple" xlink:href="http://sterlinglimousines.co.uk/" office:name=""><text:span text:style-name="Definition"><text:span text:style-name="T100">Sterling</text:span><text:span text:style-name="T101"> </text:span><text:span text:style-name="T102">Limousines</text:span><text:span text:style-name="T103"> </text:span><text:span text:style-name="T104">(UK)</text:span><text:span text:style-name="T105"> </text:span><text:span text:style-name="T106">Ltd</text:span></text:span></text:a> • Richmond, Surrey, United Kingdom</text:p>
      <text:p text:style-name="Text_20_body"><text:span text:style-name="T107">LAMP</text:span><text:span text:style-name="T108"> </text:span><text:span text:style-name="T109">Developer,</text:span><text:span text:style-name="T110"> </text:span><text:span text:style-name="T111">Perl/PostGres</text:span></text:p>
      <text:p text:style-name="Text_20_body"><text:span text:style-name="T112">Skills</text:span><text:span text:style-name="T113"> </text:span><text:span text:style-name="T114">:</text:span> Perl, Apache/mod_perl, Postgresql 8, Debian Linux, xHTML, CSS, Prototype JS, Bash, Mercurial</text:p>
      <text:list text:style-name="L4">
        <text:list-item>
          <text:p text:style-name="P4">Developed an online presence and booking system for integration with other management systems.</text:p>
        </text:list-item>
      </text:list>
      <text:p text:style-name="First_20_paragraph"><text:span text:style-name="T115">Aug</text:span><text:span text:style-name="T116"> </text:span><text:span text:style-name="T117">2002</text:span><text:span text:style-name="T118"> </text:span><text:span text:style-name="T119">-</text:span><text:span text:style-name="T120"> </text:span><text:span text:style-name="T121">Oct</text:span><text:span text:style-name="T122"> </text:span><text:span text:style-name="T123">2006</text:span> • <text:span text:style-name="T124">Freelance</text:span><text:span text:style-name="T125"> </text:span><text:span text:style-name="T126">IT</text:span><text:span text:style-name="T127"> </text:span><text:span text:style-name="T128">Engineer</text:span> • Greater London Area, United Kingdom</text:p>
      <text:p text:style-name="Text_20_body"><text:span text:style-name="T129">IT</text:span><text:span text:style-name="T130"> </text:span><text:span text:style-name="T131">Contractor</text:span></text:p>
      <text:p text:style-name="Text_20_body"><text:span text:style-name="T132">Skills</text:span><text:span text:style-name="T133"> </text:span><text:span text:style-name="T134">:</text:span> Enterprise workstation migrations, LAN Design and Implementation, Hardware/Software roll-outs, Single-Page websites/DTP, Windows XP/2003, Active Directory.</text:p>
      <text:list text:style-name="L5">
        <text:list-item>
          <text:p text:style-name="P5">Freelance engineer and developer of bespoke IT solutions, providing consultancy and support for small business (estate agents, solicitors, accountants, etc).</text:p>
        </text:list-item>
      </text:list>
      <text:h text:style-name="Heading_20_3" text:outline-level="3">Technical Experience</text:h>
      <text:p text:style-name="First_20_paragraph">Proficiency from left-to-right, right-leaning technologies are more from exposure/self-interest.</text:p>
      <text:p text:style-name="Definition_20_Term_20_Tight">Cloud</text:p>
      <text:p text:style-name="Definition_20_Definition_20_Tight"><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Definition_20_Term_20_Tight">Virtualization</text:p>
      <text:p text:style-name="Definition_20_Definition_20_Tight"><text:a xlink:type="simple" xlink:href="http://xenserver.org/" office:name=""><text:span text:style-name="Definition">Citrix XenServer</text:span></text:a>, <text:a xlink:type="simple" xlink:href="http://www.xenproject.org/" office:name=""><text:span text:style-name="Definition">Xen</text:span></text:a>, <text:a xlink:type="simple" xlink:href="https://wiki.debian.org/KVM" office:name=""><text:span text:style-name="Definition">KVM</text:span></text:a>, <text:a xlink:type="simple" xlink:href="https://www.virtualbox.org/" office:name=""><text:span text:style-name="Definition">Oracle VirtualBox</text:span></text:a>, <text:a xlink:type="simple" xlink:href="http://www.microsoft.com/en-us/server-cloud/solutions/virtualization.aspx" office:name=""><text:span text:style-name="Definition">Microsoft Hyper-V</text:span></text:a>, <text:a xlink:type="simple" xlink:href="https://www.vmware.com/products/esxi-and-esx/overview" office:name=""><text:span text:style-name="Definition">VMWare ESX</text:span></text:a>/<text:a xlink:type="simple" xlink:href="http://www.vmware.com/products/vsphere" office:name=""><text:span text:style-name="Definition">vSphere</text:span></text:a>, <text:a xlink:type="simple" xlink:href="https://www.docker.com/" office:name=""><text:span text:style-name="Definition">docker</text:span></text:a></text:p>
      <text:p text:style-name="Definition_20_Term_20_Tight">Operating Systems</text:p>
      <text:p text:style-name="Definition_20_Definition_20_Tight"><text:a xlink:type="simple" xlink:href="http://www.debian.org/" office:name=""><text:span text:style-name="Definition">Debian</text:span></text:a>/<text:a xlink:type="simple" xlink:href="http://www.ubuntu.com/" office:name=""><text:span text:style-name="Definition">Ubuntu</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s://www.opensuse.org/" office:name=""><text:span text:style-name="Definition">OpenSuSe</text:span></text:a>/<text:a xlink:type="simple" xlink:href="https://www.suse.com/products/server/" office:name=""><text:span text:style-name="Definition">SuSe</text:span></text:a>, <text:a xlink:type="simple" xlink:href="http://www.freebsd.org/" office:name=""><text:span text:style-name="Definition">FreeBSD 9/10</text:span></text:a></text:p>
      <text:p text:style-name="Definition_20_Term_20_Tight">Config. Mgmt</text:p>
      <text:p text:style-name="Definition_20_Definition_20_Tight"><text:a xlink:type="simple" xlink:href="http://www.ansible.com/" office:name=""><text:span text:style-name="Definition">Ansible</text:span></text:a>, <text:a xlink:type="simple" xlink:href="http://whatisthor.com/" office:name=""><text:span text:style-name="Definition">Thor</text:span></text:a>/<text:a xlink:type="simple" xlink:href="http://www.openssh.com/" office:name=""><text:span text:style-name="Definition">SSH</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s://msdn.microsoft.com/en-us/library/aa384426%28v=vs.85%29.aspx?f=255&amp;MSPPError=-2147217396" office:name=""><text:span text:style-name="Definition">WinRM</text:span></text:a></text:p>
      <text:p text:style-name="Definition_20_Term_20_Tight">Scripting</text:p>
      <text:p text:style-name="Definition_20_Definition_20_Tight"><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perl.org/" office:name=""><text:span text:style-name="Definition">Perl</text:span></text:a>, <text:a xlink:type="simple" xlink:href="https://www.ruby-lang.org/en/" office:name=""><text:span text:style-name="Definition">Ruby</text:span></text:a>, <text:a xlink:type="simple" xlink:href="https://www.python.org/" office:name=""><text:span text:style-name="Definition">Python</text:span></text:a>, <text:a xlink:type="simple" xlink:href="http://www.ecmascript.org/" office:name=""><text:span text:style-name="Definition">Javascript</text:span></text:a>, <text:a xlink:type="simple" xlink:href="https://perl6.org/" office:name=""><text:span text:style-name="Definition">Perl6</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Definition_20_Term_20_Tight">Markup</text:p>
      <text:p text:style-name="Definition_20_Definition_20_Tight"><text:a xlink:type="simple" xlink:href="http://yaml.org/" office:name=""><text:span text:style-name="Definition">YAML</text:span></text:a>, <text:a xlink:type="simple" xlink:href="http://json.org/" office:name=""><text:span text:style-name="Definition">JSON</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Definition_20_Term_20_Tight">Databases</text:p>
      <text:p text:style-name="Definition_20_Definition_20_Tight"><text:a xlink:type="simple" xlink:href="http://mariadb.org/" office:name=""><text:span text:style-name="Definition">MariaDB</text:span></text:a> 10/<text:a xlink:type="simple" xlink:href="http://www.mysql.com/why-mysql/" office:name=""><text:span text:style-name="Definition">MySQL</text:span></text:a> 5, <text:a xlink:type="simple" xlink:href="http://www.postgresql.org/" office:name=""><text:span text:style-name="Definition">Postgres 8/9</text:span></text:a>, <text:a xlink:type="simple" xlink:href="https://www.elastic.co/" office:name=""><text:span text:style-name="Definition">Elasticsearch</text:span></text:a>, <text:a xlink:type="simple" xlink:href="http://couchdb.apache.org/" office:name=""><text:span text:style-name="Definition">CouchDB</text:span></text:a>, <text:a xlink:type="simple" xlink:href="http://sqlite.org/" office:name=""><text:span text:style-name="Definition">SQLite 3</text:span></text:a>, <text:a xlink:type="simple" xlink:href="http://www.microsoft.com/en-gb/server-cloud/products/sql-server/" office:name=""><text:span text:style-name="Definition">SQL Server</text:span></text:a></text:p>
      <text:p text:style-name="Definition_20_Term_20_Tight">Networking</text:p>
      <text:p text:style-name="Definition_20_Definition_20_Tight"><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Network Design, Cisco Routing &amp; Switching, VLANs, VPNs, Citrix <text:a xlink:type="simple" xlink:href="https://www.citrix.com/products/netscaler" office:name=""><text:span text:style-name="Definition">NetScaler</text:span></text:a>, NFS, <text:a xlink:type="simple" xlink:href="https://en.wikipedia.org/wiki/Lightweight_Directory_Access_Protocol" office:name=""><text:span text:style-name="Definition">LDAP</text:span></text:a>, iSCSI, Samba, SDN</text:p>
      <text:p text:style-name="Definition_20_Term_20_Tight">Monitoring</text:p>
      <text:p text:style-name="Definition_20_Definition_20_Tight"><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 <text:a xlink:type="simple" xlink:href="https://scoutapp.com/" office:name=""><text:span text:style-name="Definition">Scout</text:span></text:a>, <text:a xlink:type="simple" xlink:href="https://www.elastic.co/products/logstash" office:name=""><text:span text:style-name="Definition">LogStash</text:span></text:a>, <text:a xlink:type="simple" xlink:href="https://collectd.org/" office:name=""><text:span text:style-name="Definition">Collectd</text:span></text:a>, <text:a xlink:type="simple" xlink:href="https://www.influxdata.com/products/" office:name=""><text:span text:style-name="Definition">Tick Stack</text:span></text:a></text:p>
      <text:p text:style-name="Definition_20_Term_20_Tight">Web/CDN</text:p>
      <text:p text:style-name="Definition_20_Definition_20_Tight"><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rubyonrails.org/" office:name=""><text:span text:style-name="Definition">Ruby on Rails</text:span></text:a>/<text:a xlink:type="simple" xlink:href="http://rack.github.io/" office:name=""><text:span text:style-name="Definition">Rack</text:span></text:a>, <text:a xlink:type="simple" xlink:href="http://perldancer.org/" office:name=""><text:span text:style-name="Definition">Dancer2</text:span></text:a>/<text:a xlink:type="simple" xlink:href="https://en.wikipedia.org/wiki/PSGI" office:name=""><text:span text:style-name="Definition">PSGI</text:span></text:a>/<text:a xlink:type="simple" xlink:href="http://plackperl.org/" office:name=""><text:span text:style-name="Definition">Plack</text:span></text:a>, Citrix <text:a xlink:type="simple" xlink:href="https://www.citrix.com/products/netscaler" office:name=""><text:span text:style-name="Definition">NetScaler</text:span></text:a>, <text:a xlink:type="simple" xlink:href="https://www.opengroup.org/soa/source-book/soa/soa.htm" office:name=""><text:span text:style-name="Definition">SOA</text:span></text:a>/<text:a xlink:type="simple" xlink:href="https://www.ics.uci.edu/~fielding/pubs/dissertation/rest_arch_style.htm" office:name=""><text:span text:style-name="Definition">REST</text:span></text:a></text:p>
      <text:p text:style-name="Definition_20_Term_20_Tight">Source Control</text:p>
      <text:p text:style-name="Definition_20_Definition_20_Tight"><text:a xlink:type="simple" xlink:href="https://git-scm.com/" office:name=""><text:span text:style-name="Definition">git</text:span></text:a>, <text:a xlink:type="simple" xlink:href="https://github.com/" office:name=""><text:span text:style-name="Definition">github</text:span></text:a>, <text:a xlink:type="simple" xlink:href="https://wiki.jenkins-ci.org/display/JENKINS/Meet+Jenkins" office:name=""><text:span text:style-name="Definition">Jenkins</text:span></text:a>, <text:a xlink:type="simple" xlink:href="http://www.perforce.com/" office:name=""><text:span text:style-name="Definition">Perforce</text:span></text:a>, <text:a xlink:type="simple" xlink:href="https://mercurial.selenic.com/" office:name=""><text:span text:style-name="Definition">Mercural</text:span></text:a>, <text:a xlink:type="simple" xlink:href="http://www.nongnu.org/cvs/" office:name=""><text:span text:style-name="Definition">CVS</text:span></text:a>, <text:a xlink:type="simple" xlink:href="http://jungels.net/articles/diff-patch-ten-minutes.html" office:name=""><text:span text:style-name="Definition">diff/patch</text:span></text:a>, <text:a xlink:type="simple" xlink:href="http://asic-linux.com.mx/~izto/checkinstall/" office:name=""><text:span text:style-name="Definition">Checkinstall</text:span></text:a></text:p>
      <text:p text:style-name="Definition_20_Term_20_Tight">Provisioning</text:p>
      <text:p text:style-name="Definition_20_Definition_20_Tight"><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Definition_20_Term_20_Tight">Hardware</text:p>
      <text:p text:style-name="Definition_20_Definition_20_Tight">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Definition_20_Term_20_Tight">Storage</text:p>
      <text:p text:style-name="Definition_20_Definition_20_Tight">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h text:style-name="Heading_20_3" text:outline-level="3">Education</text:h>
      <text:p text:style-name="Definition_20_Term_20_Tight"><text:span text:style-name="T135">Sep</text:span> <text:span text:style-name="T136">2008</text:span> - <text:span text:style-name="T137">May</text:span> <text:span text:style-name="T138">2010</text:span></text:p>
      <text:p text:style-name="Definition_20_Definition_20_Tight"><text:a xlink:type="simple" xlink:href="http://www.shu.ac.uk/prospectus/course/1129/" office:name=""><text:span text:style-name="Definition"><text:span text:style-name="T139">BSc,</text:span><text:span text:style-name="T140"> </text:span><text:span text:style-name="T141">Computer</text:span><text:span text:style-name="T142"> </text:span><text:span text:style-name="T143">Networks</text:span></text:span></text:a> <text:span text:style-name="T144">(1:1,</text:span><text:span text:style-name="T145"> </text:span><text:span text:style-name="T146">First</text:span><text:span text:style-name="T147"> </text:span><text:span text:style-name="T148">Class</text:span><text:span text:style-name="T149"> </text:span><text:span text:style-name="T150">Honours)</text:span>, <text:a xlink:type="simple" xlink:href="https://www.shu.ac.uk/" office:name=""><text:span text:style-name="Definition">Sheffield Hallam University</text:span></text:a>, Sheffield, England</text:p>
      <text:p text:style-name="Definition_20_Term_20_Tight"><text:span text:style-name="T151">Jul</text:span> <text:span text:style-name="T152">2000</text:span> - <text:span text:style-name="T153">Mar</text:span> <text:span text:style-name="T154">2001</text:span></text:p>
      <text:p text:style-name="Definition_20_Definition_20_Tight"><text:span text:style-name="T155">BSc</text:span><text:span text:style-name="T156"> </text:span><text:span text:style-name="T157">(Hons.)</text:span><text:span text:style-name="T158"> </text:span><text:span text:style-name="T159">Computer</text:span><text:span text:style-name="T160"> </text:span><text:span text:style-name="T161">Science,</text:span><text:span text:style-name="T162"> </text:span><text:span text:style-name="T163">Mathematics,</text:span><text:span text:style-name="T164"> </text:span><text:span text:style-name="T165">Physics</text:span> <text:span text:style-name="T166">(Discontinued)</text:span>, <text:a xlink:type="simple" xlink:href="http://www.sjc.ac.in" office:name=""><text:span text:style-name="Definition">St. Joseph's College of Science and Arts</text:span></text:a>, Bangalore, India</text:p>
      <text:h text:style-name="Heading_20_3" text:outline-level="3">Courses and Qualifications</text:h>
      <text:list text:style-name="L6">
        <text:list-item>
          <text:p text:style-name="P6"><text:a xlink:type="simple" xlink:href="http://training.citrix.com/mod/ctxcatalog/course.php?id=497" office:name=""><text:span text:style-name="Definition">Citrix NetScaler - Essentials, Networking and Administration</text:span></text:a>, <text:span text:style-name="T167">Jun</text:span><text:span text:style-name="T168"> </text:span><text:span text:style-name="T169">2012</text:span></text:p>
        </text:list-item>
        <text:list-item>
          <text:p text:style-name="P6"><text:a xlink:type="simple" xlink:href="https://www.cbtnuggets.com/it-training/cisco-642-901-ccnp-bsci" office:name=""><text:span text:style-name="Definition">Building Scalable Cisco Internetworks (CCNP BSCI)</text:span></text:a>, <text:span text:style-name="T170">Feb</text:span><text:span text:style-name="T171"> </text:span><text:span text:style-name="T172">2004</text:span></text:p>
        </text:list-item>
        <text:list-item>
          <text:p text:style-name="P6"><text:a xlink:type="simple" xlink:href="http://www.cisco.com/web/learning/exams/list/ccna_composite.html#~Topics" office:name=""><text:span text:style-name="Definition">Cisco Certified Network Associate (CCNA)</text:span></text:a>, <text:span text:style-name="T173">Mar</text:span><text:span text:style-name="T174"> </text:span><text:span text:style-name="T175">2003</text:span></text:p>
        </text:list-item>
        <text:list-item>
          <text:p text:style-name="P6"><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76">Apr</text:span><text:span text:style-name="T177"> </text:span><text:span text:style-name="T178">2003</text:span></text:p>
        </text:list-item>
        <text:list-item>
          <text:p text:style-name="P6"><text:a xlink:type="simple" xlink:href="https://web.archive.org/web/20141221185633/https://www.microsoft.com/learning/en/us/exams/70-216.mspx#E3E" office:name=""><text:span text:style-name="Definition">Implementing &amp; Administering a Microsoft Windows 2000 Network Infrastructure</text:span></text:a>, <text:span text:style-name="T179">Apr</text:span><text:span text:style-name="T180"> </text:span><text:span text:style-name="T181">2003</text:span></text:p>
        </text:list-item>
        <text:list-item>
          <text:p text:style-name="P6"><text:a xlink:type="simple" xlink:href="https://web.archive.org/web/20141221185902/https://www.microsoft.com/learning/en/us/exams/70-215.mspx#E3E" office:name=""><text:span text:style-name="Definition">Administering Windows 2000 Server</text:span></text:a>, Microsoft Certified Professional (MCP) <text:span text:style-name="T182">Mar</text:span><text:span text:style-name="T183"> </text:span><text:span text:style-name="T184">2003</text:span></text:p>
        </text:list-item>
        <text:list-item>
          <text:p text:style-name="P6"><text:a xlink:type="simple" xlink:href="https://web.archive.org/web/20141221190036/https://www.microsoft.com/learning/en/us/exams/70-210.mspx#ECF" office:name=""><text:span text:style-name="Definition">Administering Windows 2000 Professional</text:span></text:a>, Microsoft Certified Professional (MCP) <text:span text:style-name="T185">Mar</text:span><text:span text:style-name="T186"> </text:span><text:span text:style-name="T187">2003</text:span></text:p>
        </text:list-item>
        <text:list-item>
          <text:p text:style-name="P6"><text:a xlink:type="simple" xlink:href="http://certification.comptia.org/certifications/network" office:name=""><text:span text:style-name="Definition">Network Infrastructure Administration, CompTIA® Network+ Certified Professional</text:span></text:a>, <text:span text:style-name="T188">Feb</text:span><text:span text:style-name="T189"> </text:span><text:span text:style-name="T190">2003</text:span></text:p>
        </text:list-item>
        <text:list-item>
          <text:p text:style-name="P6"><text:a xlink:type="simple" xlink:href="http://certification.comptia.org/certifications/a" office:name=""><text:span text:style-name="Definition">Hardware and Software Essentials, CompTIA® A+ Certified Professional</text:span></text:a>, <text:span text:style-name="T191">Nov</text:span><text:span text:style-name="T192"> </text:span><text:span text:style-name="T193">2002</text:span></text:p>
        </text:list-item>
        <text:list-item>
          <text:p text:style-name="P6">Advanced Java, Network Programming using EJB, Servlets/RMI, JDBC/SQL, <text:span text:style-name="T194">Jul</text:span><text:span text:style-name="T195"> </text:span><text:span text:style-name="T196">2001</text:span></text:p>
        </text:list-item>
        <text:list-item>
          <text:p text:style-name="P6">Web Design using Microsoft FrontPage 2000, HTML, VBScript and Javascript, <text:span text:style-name="T197">Jan</text:span><text:span text:style-name="T198"> </text:span><text:span text:style-name="T199">2001</text:span></text:p>
        </text:list-item>
        <text:list-item>
          <text:p text:style-name="P6">Procedural Programming with ANSI C, <text:span text:style-name="T200">May</text:span><text:span text:style-name="T201"> </text:span><text:span text:style-name="T202">1999</text:span></text:p>
        </text:list-item>
      </text:list>
      <text:h text:style-name="Heading_20_3" text:outline-level="3">Professional Membership</text:h>
      <text:p text:style-name="Definition_20_Term_20_Tight"><text:span text:style-name="T203">Jul</text:span> <text:span text:style-name="T204">2010</text:span> - <text:span text:style-name="T205">Present</text:span></text:p>
      <text:p text:style-name="Definition_20_Definition_20_Tight"><text:a xlink:type="simple" xlink:href="https://www.theiet.org/" office:name=""><text:span text:style-name="Definition">The Institution of Engineering and Technology (IET)</text:span></text:a> <text:span text:style-name="T206">(Graduate</text:span><text:span text:style-name="T207"> </text:span><text:span text:style-name="T208">Member)</text:span></text:p>
      <text:p text:style-name="Definition_20_Term_20_Tight"><text:span text:style-name="T209">Dec</text:span> <text:span text:style-name="T210">2008</text:span> - <text:span text:style-name="T211">Present</text:span></text:p>
      <text:p text:style-name="Definition_20_Definition_20_Tight"><text:a xlink:type="simple" xlink:href="https://bcs.org" office:name=""><text:span text:style-name="Definition">British Computer Society (BCS)</text:span></text:a> <text:span text:style-name="T212">(Member)</text:span></text:p>
      <text:p text:style-name="Definition_20_Term_20_Tight"><text:span text:style-name="T213">Jan</text:span> <text:span text:style-name="T214">2008</text:span> - <text:span text:style-name="T215">May</text:span><text:span text:style-name="T216"> </text:span><text:span text:style-name="T217">2012</text:span></text:p>
      <text:p text:style-name="Definition_20_Definition_20_Tight"><text:a xlink:type="simple" xlink:href="https://microsoft-itcouncil.com/" office:name=""><text:span text:style-name="Definition">Microsoft IT Advisory Council (ITAC)</text:span></text:a> <text:span text:style-name="T218">(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Keybase Identity</text:p>
      <text:p text:style-name="Definition_20_Definition_20_Tight"><text:a xlink:type="simple" xlink:href="https://keybase.io/shalomb" office:name=""><text:span text:style-name="Definition">https://keybase.io/shalomb</text:span></text:a></text:p>
      <text:p text:style-name="Definition_20_Term_20_Tight">Telephone</text:p>
      <text:p text:style-name="Definition_20_Definition_20_Tight">+421 948 140 290 <text:span text:style-name="T219">(SK)</text:span>; +44 7904 190 550 <text:span text:style-name="T220">(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Download</text:h>
      <text:p text:style-name="Definition_20_Term_20_Tight"><text:span text:style-name="T221">PDF</text:span><text:span text:style-name="T222"> </text:span><text:span text:style-name="T223">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